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jaxResponseRenderer.ensureContentTypeHeader( FacesContext facesContext , String charset , String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jaxResponseRenderer.renderResponse( FacesContext faces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jaxResponseRenderer.AjaxResponse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axResponseRenderer.saveState( FacesContext facesContext , RenderKit renderK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jaxResponseRenderer.writeResponse( FacesContext facesContext , RenderKit renderKit , boolean reloadRequir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jaxResponseRenderer.renderComponent( FacesContext facesContext , RenderKit renderKit , String clientId , Ajax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jaxResponseRenderer.getPrintWriter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